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bsprache mit Philipp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6"/>
          <table:table-cell office:value-type="string" calcext:value-type="string">
            <text:p>Welche Menüpunkte in das Hauptmenü?????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table:style-name="ce14" office:value-type="date" office:date-value="2015-08-04" calcext:value-type="date">
            <text:p>04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15:18:57.0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04T17:13:42.707000000</dc:date>
    <meta:editing-duration>PT13H52M50S</meta:editing-duration>
    <meta:editing-cycles>27</meta:editing-cycles>
    <meta:generator>LibreOffice/4.3.6.2$Windows_x86 LibreOffice_project/d50a87b2e514536ed401c18000dad4660b6a169e</meta:generator>
    <meta:document-statistic meta:table-count="1" meta:cell-count="66" meta:object-count="0"/>
  </office:meta>
</office:document-meta>
</file>